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2.2764in"/>
    </style:style>
    <style:style style:name="co5" style:family="table-column">
      <style:table-column-properties fo:break-before="auto" style:column-width="5.1071in"/>
    </style:style>
    <style:style style:name="co6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3.4874in"/>
    </style:style>
    <style:style style:name="co9" style:family="table-column">
      <style:table-column-properties fo:break-before="auto" style:column-width="3.8736in"/>
    </style:style>
    <style:style style:name="co10" style:family="table-column">
      <style:table-column-properties fo:break-before="auto" style:column-width="2.9091in"/>
    </style:style>
    <style:style style:name="co11" style:family="table-column">
      <style:table-column-properties fo:break-before="auto" style:column-width="3.9917in"/>
    </style:style>
    <style:style style:name="co12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11"/>
        </table:table-row>
        <table:table-row table:style-name="ro4">
          <table:table-cell office:value-type="string">
            <text:p>Localização</text:p>
          </table:table-cell>
          <table:table-cell office:value-type="string">
            <text:p>Redondezas da Vila</text:p>
          </table:table-cell>
          <table:table-cell office:value-type="string">
            <text:p>Vila</text:p>
          </table:table-cell>
          <table:table-cell office:value-type="string">
            <text:p>Portão do Castelo</text:p>
          </table:table-cell>
          <table:table-cell office:value-type="string">
            <text:p>Fossa do Castelo</text:p>
          </table:table-cell>
          <table:table-cell office:value-type="string">
            <text:p>Laboratório</text:p>
          </table:table-cell>
          <table:table-cell office:value-type="string">
            <text:p>Biblioteca</text:p>
          </table:table-cell>
          <table:table-cell office:value-type="string">
            <text:p>Torre</text:p>
          </table:table-cell>
          <table:table-cell office:value-type="string">
            <text:p>Aposentos Reais</text:p>
          </table:table-cell>
          <table:table-cell office:value-type="string">
            <text:p>Sala do Trono</text:p>
          </table:table-cell>
          <table:table-cell/>
        </table:table-row>
        <table:table-row table:style-name="ro4">
          <table:table-cell office:value-type="string">
            <text:p>Gameplay</text:p>
          </table:table-cell>
          <table:table-cell office:value-type="string">
            <text:p>Pulo, Escalada</text:p>
          </table:table-cell>
          <table:table-cell office:value-type="string">
            <text:p>Stealth, pulo, escalada</text:p>
          </table:table-cell>
          <table:table-cell office:value-type="string">
            <text:p>Stealth, pulo, escalada</text:p>
          </table:table-cell>
          <table:table-cell table:number-columns-repeated="2" office:value-type="string">
            <text:p>Stealth</text:p>
          </table:table-cell>
          <table:table-cell office:value-type="string">
            <text:p>Stealth, Exploração</text:p>
          </table:table-cell>
          <table:table-cell office:value-type="string">
            <text:p>Stealth, Escort (?)</text:p>
          </table:table-cell>
          <table:table-cell office:value-type="string">
            <text:p>Stealth, Exploração</text:p>
          </table:table-cell>
          <table:table-cell office:value-type="string">
            <text:p>Stealth, combate</text:p>
          </table:table-cell>
          <table:table-cell/>
        </table:table-row>
        <table:table-row table:style-name="ro4">
          <table:table-cell office:value-type="string">
            <text:p>Objetivo</text:p>
          </table:table-cell>
          <table:table-cell office:value-type="string">
            <text:p>Alcançar a vila</text:p>
          </table:table-cell>
          <table:table-cell office:value-type="string">
            <text:p>Alcançar portões do castelo</text:p>
          </table:table-cell>
          <table:table-cell office:value-type="string">
            <text:p>Atravessar ponte para o castelo</text:p>
          </table:table-cell>
          <table:table-cell office:value-type="string">
            <text:p>Sair da Fossa</text:p>
          </table:table-cell>
          <table:table-cell office:value-type="string">
            <text:p>Abrir a porta para sair do laboratório</text:p>
          </table:table-cell>
          <table:table-cell office:value-type="string">
            <text:p>Alcançar a torre</text:p>
          </table:table-cell>
          <table:table-cell office:value-type="string">
            <text:p>Resgatar o Rei</text:p>
          </table:table-cell>
          <table:table-cell office:value-type="string">
            <text:p>Alcançar a torre</text:p>
          </table:table-cell>
          <table:table-cell office:value-type="string">
            <text:p>Derrotar o mago transformado</text:p>
          </table:table-cell>
          <table:table-cell/>
        </table:table-row>
        <table:table-row table:style-name="ro4">
          <table:table-cell office:value-type="string">
            <text:p>Avanço da Estória</text:p>
          </table:table-cell>
          <table:table-cell office:value-type="string">
            <text:p>Nadine alcança a vila</text:p>
          </table:table-cell>
          <table:table-cell office:value-type="string">
            <text:p>Nadine chega ao portão do castelo</text:p>
          </table:table-cell>
          <table:table-cell table:style-name="ce1" office:value-type="string">
            <text:p>Um dos guardas vê algo suspeito e Nadine é perseguida até a entrada da fossa.</text:p>
          </table:table-cell>
          <table:table-cell office:value-type="string">
            <text:p>Nadine alcança o laboratório</text:p>
          </table:table-cell>
          <table:table-cell office:value-type="string">
            <text:p>Nadine ganha a habilidade de utilizar poções</text:p>
          </table:table-cell>
          <table:table-cell table:number-columns-repeated="3" office:value-type="string">
            <text:p>-</text:p>
          </table:table-cell>
          <table:table-cell office:value-type="string">
            <text:p>Fim do jogo. Nadine recupera o reino e se torna a nova rainha.</text:p>
          </table:table-cell>
          <table:table-cell/>
        </table:table-row>
        <table:table-row table:style-name="ro4">
          <table:table-cell office:value-type="string">
            <text:p>Nova Habilidade/Novo Item</text:p>
          </table:table-cell>
          <table:table-cell office:value-type="string">
            <text:p>Gancho</text:p>
          </table:table-cell>
          <table:table-cell office:value-type="string">
            <text:p>Ataque surpresa, Rogue Reflex</text:p>
          </table:table-cell>
          <table:table-cell office:value-type="string">
            <text:p>-</text:p>
          </table:table-cell>
          <table:table-cell office:value-type="string">
            <text:p>Uso de itens do cenário</text:p>
          </table:table-cell>
          <table:table-cell office:value-type="string">
            <text:p>Uso das poções (atordoamento, fumaça e explosiva)</text:p>
          </table:table-cell>
          <table:table-cell office:value-type="string">
            <text:p>Exploração da biblioteca para descobrir mais sobre a estória</text:p>
          </table:table-cell>
          <table:table-cell office:value-type="string">
            <text:p>Controlar o rei para levá-lo a um lugar seguro</text:p>
          </table:table-cell>
          <table:table-cell office:value-type="string">
            <text:p>Exploração do ambiente para descobrir mais sobre a estória</text:p>
          </table:table-cell>
          <table:table-cell office:value-type="string">
            <text:p>Combate estratégico</text:p>
          </table:table-cell>
          <table:table-cell/>
        </table:table-row>
        <table:table-row table:style-name="ro4">
          <table:table-cell office:value-type="string">
            <text:p>Mecânica</text:p>
          </table:table-cell>
          <table:table-cell office:value-type="string">
            <text:p>Plataforma</text:p>
          </table:table-cell>
          <table:table-cell office:value-type="string">
            <text:p>Furtividade, plataforma</text:p>
          </table:table-cell>
          <table:table-cell office:value-type="string">
            <text:p>Fuga, Plataforma</text:p>
          </table:table-cell>
          <table:table-cell office:value-type="string">
            <text:p>Furtividade, Armadilhas</text:p>
          </table:table-cell>
          <table:table-cell office:value-type="string">
            <text:p>Furtividade, combate a distância (poções), armadilhas</text:p>
          </table:table-cell>
          <table:table-cell office:value-type="string">
            <text:p>Furtividade, combate, </text:p>
          </table:table-cell>
          <table:table-cell office:value-type="string">
            <text:p>Furtividade, planejamento</text:p>
          </table:table-cell>
          <table:table-cell office:value-type="string">
            <text:p>Furtividade, combate, </text:p>
          </table:table-cell>
          <table:table-cell office:value-type="string">
            <text:p>Boss Fight</text:p>
          </table:table-cell>
          <table:table-cell/>
        </table:table-row>
        <table:table-row table:style-name="ro4">
          <table:table-cell office:value-type="string">
            <text:p>Inimigos</text:p>
          </table:table-cell>
          <table:table-cell office:value-type="string">
            <text:p>-</text:p>
          </table:table-cell>
          <table:table-cell office:value-type="string">
            <text:p>Guarda Normal</text:p>
          </table:table-cell>
          <table:table-cell office:value-type="string">
            <text:p>Arqueiro, Guarda Normal</text:p>
          </table:table-cell>
          <table:table-cell office:value-type="string">
            <text:p>Guarda Ágil</text:p>
          </table:table-cell>
          <table:table-cell office:value-type="string">
            <text:p>Guarda Normal, Guarda Ágil</text:p>
          </table:table-cell>
          <table:table-cell office:value-type="string">
            <text:p>Guarda Pesado, Guarda Ágil</text:p>
          </table:table-cell>
          <table:table-cell office:value-type="string">
            <text:p>Guarda Pesado, Guarda Ágil</text:p>
          </table:table-cell>
          <table:table-cell office:value-type="string">
            <text:p>-</text:p>
          </table:table-cell>
          <table:table-cell office:value-type="string">
            <text:p>Mago</text:p>
          </table:table-cell>
          <table:table-cell/>
        </table:table-row>
        <table:table-row table:style-name="ro4">
          <table:table-cell office:value-type="string">
            <text:p>NPC</text:p>
          </table:table-cell>
          <table:table-cell table:number-columns-repeated="6" office:value-type="string">
            <text:p>-</text:p>
          </table:table-cell>
          <table:table-cell office:value-type="string">
            <text:p>Rei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4-03-31T14:19:17</meta:creation-date>
    <dc:date>2014-03-31T22:25:30</dc:date>
    <dc:creator>guilherme </dc:creator>
    <meta:editing-duration>PT10M14S</meta:editing-duration>
    <meta:editing-cycles>2</meta:editing-cycles>
    <meta:generator>LibreOffice/3.5$Linux_X86_64 LibreOffice_project/350m1$Build-2</meta:generator>
    <meta:document-statistic meta:table-count="3" meta:cell-count="80" meta:object-count="0"/>
  </office:meta>
</office:document-meta>
</file>